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Arial3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indent="0cm" style:auto-text-indent="false"/>
    </style:style>
    <style:style style:name="P2" style:family="paragraph" style:parent-style-name="Standard">
      <style:paragraph-properties fo:margin-left="0.199cm" fo:margin-right="0.199cm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cm" fo:margin-right="0.199cm" fo:text-indent="0cm" style:auto-text-indent="false"/>
    </style:style>
    <style:style style:name="P4" style:family="paragraph">
      <loext:graphic-properties draw:fill-color="#ffffff"/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Arial" fo:font-size="7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8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9" style:family="paragraph">
      <loext:graphic-properties draw:fill="none" draw:fill-color="#ffffff"/>
      <style:paragraph-properties fo:text-align="end"/>
      <style:text-properties style:font-name="Arial" fo:font-size="6pt" fo:font-weight="normal" style:font-size-asian="6pt" style:font-weight-asian="bold" style:font-size-complex="6pt" style:font-weight-complex="bold"/>
    </style:style>
    <style:style style:name="P10" style:family="paragraph">
      <loext:graphic-properties draw:fill="none" draw:fill-color="#ffffff"/>
      <style:text-properties style:font-name="Arial" fo:font-size="6pt" style:font-size-asian="6pt" style:font-size-complex="6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  <style:text-properties fo:font-size="10pt"/>
    </style:style>
    <style:style style:name="P13" style:family="paragraph">
      <style:paragraph-properties fo:text-align="center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14" style:family="paragraph">
      <style:paragraph-properties fo:text-align="center"/>
      <style:text-properties style:text-line-through-style="none" style:text-line-through-type="none" style:font-name="Arial2" fo:font-size="14pt" fo:font-style="normal" style:text-underline-style="none" fo:font-weight="bold"/>
    </style:style>
    <style:style style:name="P15" style:family="paragraph">
      <style:paragraph-properties fo:text-align="start"/>
      <style:text-properties style:text-line-through-style="none" style:text-line-through-type="none" style:font-name="Arial1" fo:font-size="7pt" fo:font-style="normal" style:text-underline-style="none"/>
    </style:style>
    <style:style style:name="P16" style:family="paragraph">
      <style:paragraph-properties fo:text-align="end"/>
      <style:text-properties style:text-line-through-style="none" style:text-line-through-type="none" style:font-name="Arial1" fo:font-size="7pt" fo:font-style="normal" style:text-underline-style="none"/>
    </style:style>
    <style:style style:name="P17" style:family="paragraph">
      <style:paragraph-properties fo:text-align="start"/>
      <style:text-properties style:text-line-through-style="none" style:text-line-through-type="none" style:font-name="Arial3" fo:font-size="7pt" fo:font-style="normal" style:text-underline-style="none"/>
    </style:style>
    <style:style style:name="P18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19" style:family="paragraph">
      <style:paragraph-properties fo:text-align="center"/>
      <style:text-properties style:text-line-through-style="none" style:text-line-through-type="none" style:font-name="Arial2" fo:font-size="9pt" fo:font-style="normal" style:text-underline-style="none" fo:font-weight="normal"/>
    </style:style>
    <style:style style:name="P20" style:family="paragraph">
      <style:paragraph-properties fo:text-align="center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7pt" fo:font-weight="bold" style:font-size-asian="8pt" style:font-weight-asian="bold" style:font-size-complex="8pt" style:font-weight-complex="bold"/>
    </style:style>
    <style:style style:name="T3" style:family="text">
      <style:text-properties style:font-name="Arial" fo:font-size="6pt" fo:font-weight="normal" style:font-size-asian="6pt" style:font-weight-asian="bold" style:font-size-complex="6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0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 #0000ff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1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5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Dashed_20__28_var_29_" draw:marker-start-width="5.001cm" draw:marker-start-center="true" draw:marker-end-width="5.001cm" draw:marker-end-center="true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AgenciaCodigo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ossoNumero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umeroDocumento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ataVenciment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escontoAbatimento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aDeduca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MoraMulta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oAcrescimo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RstValorCobrad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ogoBanc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odBanco" form:control-implementation="ooo:com.sun.star.form.component.TextField" xml:id="control11" form:id="control11" form:readonly="true" form:max-length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ocalPagament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edente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Venciment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genciaCodigoCedente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Document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ossoNumer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escontoAbatimento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aDeduca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MoraMulta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oAcrescimo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Docu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cei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Processa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UsoBanco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arteira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Quantidade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Cobrado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1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CodigoBarra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RsSacad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InstrucaoAoCaixa1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2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3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4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5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6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7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8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2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FcSacadoL3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FcAvalista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RsLinhaDigitavel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Documento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umeroParcela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LogoBanco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Documento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umeroDocumento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ontrol text:anchor-type="paragraph" draw:z-index="91" draw:style-name="gr3" draw:text-style-name="P13" svg:width="3.081cm" svg:height="0.743cm" svg:x="0.924cm" svg:y="-0.09cm" draw:control="control48"/><draw:control text:anchor-type="paragraph" draw:z-index="46" draw:style-name="gr3" draw:text-style-name="P13" svg:width="3.081cm" svg:height="0.743cm" svg:x="5.23cm" svg:y="-0.086cm" draw:control="control10"/><draw:rect text:anchor-type="paragraph" draw:z-index="90" draw:style-name="gr6" draw:text-style-name="P11" svg:width="4.25cm" svg:height="0.851cm" svg:x="0.379cm" svg:y="-0.15cm"><text:p/></draw:rect><draw:rect text:anchor-type="paragraph" draw:z-index="43" draw:style-name="gr6" draw:text-style-name="P11" svg:width="3.345cm" svg:height="0.853cm" svg:x="5.092cm" svg:y="-0.146cm"><text:p/></draw:rect><draw:rect text:anchor-type="paragraph" draw:z-index="44" draw:style-name="gr6" draw:text-style-name="P11" svg:width="1.511cm" svg:height="0.851cm" svg:x="8.44cm" svg:y="-0.15cm"><text:p/></draw:rect><draw:rect text:anchor-type="paragraph" draw:z-index="45" draw:style-name="gr6" draw:text-style-name="P12" svg:width="9.441cm" svg:height="0.851cm" svg:x="9.95cm" svg:y="-0.15cm"><text:p/></draw:rect></text:p>
      <text:p text:style-name="P1"><draw:frame text:anchor-type="paragraph" draw:z-index="9" draw:style-name="gr2" draw:text-style-name="P6" svg:width="3.502cm" svg:height="0.304cm" svg:x="0.418cm" svg:y="0.296cm"><draw:text-box><text:p text:style-name="P5"><text:span text:style-name="T2">RECIBO DO SACADO</text:span></text:p></draw:text-box></draw:frame></text:p>
      <text:p text:style-name="P2"><draw:custom-shape text:anchor-type="paragraph" draw:z-index="3" draw:style-name="gr1" draw:text-style-name="P4" svg:width="4.252cm" svg:height="0.602cm" svg:x="0.37cm" svg:y="0.704cm"><text:p><text:span text:style-name="T1">Data de Venci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92" draw:style-name="gr3" draw:text-style-name="P15" svg:width="2.798cm" svg:height="0.251cm" svg:x="13.104cm" svg:y="1.281cm" draw:control="control24"/><draw:control text:anchor-type="paragraph" draw:z-index="89" draw:name="txtNumeroDocumento" draw:style-name="gr3" draw:text-style-name="P8" svg:width="4.051cm" svg:height="0.251cm" svg:x="0.46cm" svg:y="3.431cm" draw:control="control47"/><draw:custom-shape text:anchor-type="paragraph" draw:z-index="88" draw:style-name="gr1" draw:text-style-name="P4" svg:width="4.252cm" svg:height="0.602cm" svg:x="0.37cm" svg:y="3.119cm"><text:p><text:span text:style-name="T1">Nº Parcel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87" draw:name="txtNumeroDocumento" draw:style-name="gr3" draw:text-style-name="P8" svg:width="4.051cm" svg:height="0.251cm" svg:x="0.466cm" svg:y="2.812cm" draw:control="control46"/><draw:custom-shape text:anchor-type="paragraph" draw:z-index="86" draw:style-name="gr1" draw:text-style-name="P4" svg:width="4.252cm" svg:height="0.602cm" svg:x="0.37cm" svg:y="2.51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85" draw:style-name="gr7" draw:text-style-name="P20" svg:x1="0.191cm" svg:y1="8.084cm" svg:x2="19.481cm" svg:y2="8.084cm"><text:p/></draw:line><draw:control text:anchor-type="paragraph" draw:z-index="84" draw:style-name="gr3" draw:text-style-name="P15" svg:width="2.019cm" svg:height="0.251cm" svg:x="7.071cm" svg:y="1.288cm" draw:control="control50"/><draw:custom-shape text:anchor-type="paragraph" draw:z-index="83" draw:style-name="gr1" draw:text-style-name="P4" svg:width="2.2cm" svg:height="0.581cm" svg:x="6.99cm" svg:y="1cm"><text:p><text:span text:style-name="T1">Nº do Documento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82" draw:style-name="gr3" draw:text-style-name="P19" svg:width="9.251cm" svg:height="0.784cm" svg:x="10.058cm" svg:y="-1.081cm" draw:control="control45"/><draw:control text:anchor-type="paragraph" draw:z-index="81" draw:style-name="gr3" draw:text-style-name="P18" svg:width="14.091cm" svg:height="0.251cm" svg:x="5.2cm" svg:y="6.429cm" draw:control="control44"/><draw:control text:anchor-type="paragraph" draw:z-index="80" draw:style-name="gr3" draw:text-style-name="P18" svg:width="14.091cm" svg:height="0.251cm" svg:x="5.219cm" svg:y="5.888cm" draw:control="control43"/><draw:control text:anchor-type="paragraph" draw:z-index="79" draw:name="bira" draw:style-name="gr3" draw:text-style-name="P18" svg:width="14.091cm" svg:height="0.251cm" svg:x="5.219cm" svg:y="5.636cm" draw:control="control42"/><draw:control text:anchor-type="paragraph" draw:z-index="78" draw:name="txtNumeroDocumento" draw:style-name="gr3" draw:text-style-name="P18" svg:width="10.681cm" svg:height="0.301cm" svg:x="5.211cm" svg:y="4.694cm" draw:control="control41"/><draw:control text:anchor-type="paragraph" draw:z-index="77" draw:name="txtNumeroDocumento" draw:style-name="gr3" draw:text-style-name="P18" svg:width="10.681cm" svg:height="0.301cm" svg:x="5.211cm" svg:y="4.376cm" draw:control="control40"/><draw:control text:anchor-type="paragraph" draw:z-index="76" draw:name="txtNumeroDocumento" draw:style-name="gr3" draw:text-style-name="P18" svg:width="10.681cm" svg:height="0.299cm" svg:x="5.211cm" svg:y="4.059cm" draw:control="control39"/><draw:control text:anchor-type="paragraph" draw:z-index="75" draw:name="txtNumeroDocumento" draw:style-name="gr3" draw:text-style-name="P18" svg:width="10.681cm" svg:height="0.301cm" svg:x="5.211cm" svg:y="3.745cm" draw:control="control38"/><draw:control text:anchor-type="paragraph" draw:z-index="74" draw:name="txtNumeroDocumento" draw:style-name="gr3" draw:text-style-name="P18" svg:width="10.681cm" svg:height="0.299cm" svg:x="5.211cm" svg:y="3.438cm" draw:control="control37"/><draw:control text:anchor-type="paragraph" draw:z-index="73" draw:name="txtNumeroDocumento" draw:style-name="gr3" draw:text-style-name="P18" svg:width="10.681cm" svg:height="0.301cm" svg:x="5.211cm" svg:y="3.119cm" draw:control="control36"/><draw:control text:anchor-type="paragraph" draw:z-index="72" draw:name="txtNumeroDocumento" draw:style-name="gr3" draw:text-style-name="P18" svg:width="10.681cm" svg:height="0.301cm" svg:x="5.211cm" svg:y="2.798cm" draw:control="control35"/><draw:control text:anchor-type="paragraph" draw:z-index="71" draw:name="txtNumeroDocumento" draw:style-name="gr3" draw:text-style-name="P18" svg:width="10.681cm" svg:height="0.301cm" svg:x="5.211cm" svg:y="2.494cm" draw:control="control34"/><draw:control text:anchor-type="paragraph" draw:z-index="70" draw:name="txtNumeroDocumento" draw:style-name="gr3" draw:text-style-name="P15" svg:width="4.054cm" svg:height="0.844cm" svg:x="0.46cm" svg:y="7.019cm" draw:control="control33"/><draw:custom-shape text:anchor-type="paragraph" draw:z-index="69" draw:style-name="gr1" draw:text-style-name="P4" svg:width="4.25cm" svg:height="1.191cm" svg:x="0.37cm" svg:y="6.72cm"><text:p><text:span text:style-name="T1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68" draw:style-name="gr3" draw:text-style-name="P13" svg:width="11.226cm" svg:height="1.112cm" svg:x="5.66cm" svg:y="6.869cm" draw:control="control32"/><draw:control text:anchor-type="paragraph" draw:z-index="67" draw:style-name="gr3" draw:text-style-name="P18" svg:width="14.091cm" svg:height="0.251cm" svg:x="5.219cm" svg:y="5.364cm" draw:control="control31"/><draw:control text:anchor-type="paragraph" draw:z-index="66" draw:style-name="gr3" draw:text-style-name="P15" svg:width="3.252cm" svg:height="0.251cm" svg:x="16.064cm" svg:y="4.805cm" draw:control="control30"/><draw:control text:anchor-type="paragraph" draw:z-index="65" draw:style-name="gr3" draw:text-style-name="P15" svg:width="2.83cm" svg:height="0.251cm" svg:x="13.085cm" svg:y="1.875cm" draw:control="control29"/><draw:control text:anchor-type="paragraph" draw:z-index="64" draw:style-name="gr3" draw:text-style-name="P15" svg:width="2.47cm" svg:height="0.251cm" svg:x="10.46cm" svg:y="1.87cm" draw:control="control28"/><draw:control text:anchor-type="paragraph" draw:z-index="63" draw:style-name="gr3" draw:text-style-name="P15" svg:width="1.721cm" svg:height="0.251cm" svg:x="8.53cm" svg:y="1.88cm" draw:control="control27"/><draw:control text:anchor-type="paragraph" draw:z-index="62" draw:style-name="gr3" draw:text-style-name="P15" svg:width="1.26cm" svg:height="0.251cm" svg:x="7.08cm" svg:y="1.88cm" draw:control="control26"/><draw:control text:anchor-type="paragraph" draw:z-index="61" draw:style-name="gr3" draw:text-style-name="P15" svg:width="1.701cm" svg:height="0.251cm" svg:x="5.203cm" svg:y="1.875cm" draw:control="control25"/><draw:control text:anchor-type="paragraph" draw:z-index="60" draw:style-name="gr3" draw:text-style-name="P15" svg:width="1.38cm" svg:height="0.251cm" svg:x="11.523cm" svg:y="1.288cm" draw:control="control23"/><draw:control text:anchor-type="paragraph" draw:z-index="59" draw:style-name="gr3" draw:text-style-name="P17" svg:width="2.08cm" svg:height="0.251cm" svg:x="9.28cm" svg:y="1.289cm" draw:control="control22"/><draw:control text:anchor-type="paragraph" draw:z-index="58" draw:style-name="gr3" draw:text-style-name="P15" svg:width="1.701cm" svg:height="0.251cm" svg:x="5.203cm" svg:y="1.288cm" draw:control="control49"/><draw:control text:anchor-type="paragraph" draw:z-index="57" draw:style-name="gr3" draw:text-style-name="P15" svg:width="3.252cm" svg:height="0.251cm" svg:x="16.064cm" svg:y="4.209cm" draw:control="control21"/><draw:control text:anchor-type="paragraph" draw:z-index="56" draw:style-name="gr3" draw:text-style-name="P15" svg:width="3.252cm" svg:height="0.251cm" svg:x="16.064cm" svg:y="3.639cm" draw:control="control20"/><draw:control text:anchor-type="paragraph" draw:z-index="55" draw:style-name="gr3" draw:text-style-name="P15" svg:width="3.252cm" svg:height="0.251cm" svg:x="16.064cm" svg:y="3.052cm" draw:control="control19"/><draw:control text:anchor-type="paragraph" draw:z-index="54" draw:style-name="gr3" draw:text-style-name="P15" svg:width="3.252cm" svg:height="0.251cm" svg:x="16.06cm" svg:y="2.45cm" draw:control="control18"/><draw:control text:anchor-type="paragraph" draw:z-index="53" draw:style-name="gr3" draw:text-style-name="P16" svg:width="3.252cm" svg:height="0.251cm" svg:x="16.06cm" svg:y="1.289cm" draw:control="control17"/><draw:control text:anchor-type="paragraph" draw:z-index="52" draw:style-name="gr3" draw:text-style-name="P16" svg:width="3.252cm" svg:height="0.251cm" svg:x="16.064cm" svg:y="1.88cm" draw:control="control16"/><draw:control text:anchor-type="paragraph" draw:z-index="51" draw:style-name="gr3" draw:text-style-name="P16" svg:width="3.252cm" svg:height="0.251cm" svg:x="16.071cm" svg:y="0.7cm" draw:control="control15"/><draw:control text:anchor-type="paragraph" draw:z-index="50" draw:style-name="gr3" draw:text-style-name="P16" svg:width="3.252cm" svg:height="0.251cm" svg:x="16.074cm" svg:y="0.12cm" draw:control="control14"/><draw:control text:anchor-type="paragraph" draw:z-index="49" draw:style-name="gr3" draw:text-style-name="P15" svg:width="10.651cm" svg:height="0.251cm" svg:x="5.2cm" svg:y="0.706cm" draw:control="control13"/><draw:control text:anchor-type="paragraph" draw:z-index="48" draw:style-name="gr3" draw:text-style-name="P15" svg:width="10.651cm" svg:height="0.251cm" svg:x="5.2cm" svg:y="0.12cm" draw:control="control12"/><draw:control text:anchor-type="paragraph" draw:z-index="47" draw:style-name="gr3" draw:text-style-name="P14" svg:width="1.382cm" svg:height="0.743cm" svg:x="8.497cm" svg:y="-1.062cm" draw:control="control11"/><draw:frame text:anchor-type="paragraph" draw:z-index="42" draw:style-name="gr5" draw:text-style-name="P10" svg:width="2.317cm" svg:height="0.355cm" svg:x="17.251cm" svg:y="7.209cm"><draw:text-box><text:p><text:span text:style-name="T4">Autenticação Mecânica</text:span></text:p></draw:text-box></draw:frame><draw:frame text:anchor-type="paragraph" draw:z-index="41" draw:style-name="gr4" draw:text-style-name="P9" svg:width="2.271cm" svg:height="0.414cm" svg:x="17.149cm" svg:y="6.92cm"><draw:text-box><text:p text:style-name="P5"><text:span text:style-name="T3">Ficha de Compensação</text:span></text:p></draw:text-box></draw:frame><draw:custom-shape text:anchor-type="paragraph" draw:z-index="40" draw:style-name="gr1" draw:text-style-name="P4" svg:width="10.88cm" svg:height="2.92cm" svg:x="5.099cm" svg:y="2.17cm"><text:p><text:span text:style-name="T1">Texto de responsabilidade do 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9" draw:style-name="gr1" draw:text-style-name="P4" svg:width="2.992cm" svg:height="0.585cm" svg:x="13cm" svg:y="1.589cm"><text:p><text:span text:style-name="T1">Val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8" draw:style-name="gr1" draw:text-style-name="P4" svg:width="2.661cm" svg:height="0.585cm" svg:x="10.34cm" svg:y="1.589cm"><text:p><text:span text:style-name="T1">Quantidade Moed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7" draw:style-name="gr1" draw:text-style-name="P4" svg:width="1.918cm" svg:height="0.585cm" svg:x="8.421cm" svg:y="1.589cm"><text:p><text:span text:style-name="T1">Moeda</text:span></text:p><text:p><text:span text:style-name="T1"/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6" draw:style-name="gr1" draw:text-style-name="P4" svg:width="1.431cm" svg:height="0.585cm" svg:x="6.99cm" svg:y="1.589cm"><text:p><text:span text:style-name="T1">Carteir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5" draw:style-name="gr1" draw:text-style-name="P4" svg:width="1.893cm" svg:height="0.585cm" svg:x="5.099cm" svg:y="1.589cm"><text:p><text:span text:style-name="T1">Uso do Banc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4" draw:style-name="gr1" draw:text-style-name="P4" svg:width="2.991cm" svg:height="0.581cm" svg:x="13cm" svg:y="1cm"><text:p><text:span text:style-name="T1">Data Processa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3" draw:style-name="gr1" draw:text-style-name="P4" svg:width="1.56cm" svg:height="0.581cm" svg:x="11.43cm" svg:y="1cm"><text:p><text:span text:style-name="T1">Acei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2" draw:style-name="gr1" draw:text-style-name="P4" svg:width="2.241cm" svg:height="0.581cm" svg:x="9.19cm" svg:y="1cm"><text:p><text:span text:style-name="T1">Espécie Doc.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1" draw:style-name="gr1" draw:text-style-name="P4" svg:width="1.892cm" svg:height="0.581cm" svg:x="5.099cm" svg:y="1cm"><text:p><text:span text:style-name="T1">Data do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0" draw:style-name="gr1" draw:text-style-name="P4" svg:width="3.402cm" svg:height="0.585cm" svg:x="15.99cm" svg:y="4.494cm"><text:p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9" draw:style-name="gr1" draw:text-style-name="P4" svg:width="3.402cm" svg:height="0.581cm" svg:x="15.979cm" svg:y="3.925cm"><text:p><text:span text:style-name="T1">(+) Outros Acréscim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8" draw:style-name="gr1" draw:text-style-name="P4" svg:width="3.402cm" svg:height="0.585cm" svg:x="15.99cm" svg:y="3.341cm"><text:p><text:span text:style-name="T1">(+) Mora / Multa/ Jur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7" draw:style-name="gr1" draw:text-style-name="P4" svg:width="3.402cm" svg:height="0.585cm" svg:x="15.99cm" svg:y="2.76cm"><text:p><text:span text:style-name="T1">(-) Outras Deduções/Abatiment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6" draw:style-name="gr1" draw:text-style-name="P4" svg:width="3.402cm" svg:height="0.581cm" svg:x="15.99cm" svg:y="2.17cm"><text:p><text:span text:style-name="T1">(-) Desco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5" draw:style-name="gr1" draw:text-style-name="P4" svg:width="3.402cm" svg:height="0.585cm" svg:x="15.99cm" svg:y="1.589cm"><text:p><text:span text:style-name="T1">Valor do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4" draw:style-name="gr1" draw:text-style-name="P4" svg:width="3.402cm" svg:height="0.581cm" svg:x="15.99cm" svg:y="1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3" draw:style-name="gr1" draw:text-style-name="P4" svg:width="3.402cm" svg:height="0.585cm" svg:x="15.988cm" svg:y="0.416cm"><text:p><text:span text:style-name="T1">Agência / Código do 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2" draw:style-name="gr1" draw:text-style-name="P4" svg:width="10.893cm" svg:height="0.585cm" svg:x="5.099cm" svg:y="0.42cm"><text:p><text:span text:style-name="T1">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1" draw:style-name="gr1" draw:text-style-name="P4" svg:width="3.402cm" svg:height="0.581cm" svg:x="15.99cm" svg:y="-0.169cm"><text:p><text:span text:style-name="T1">Venci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0" draw:style-name="gr1" draw:text-style-name="P4" svg:width="10.891cm" svg:height="0.581cm" svg:x="5.099cm" svg:y="-0.169cm"><text:p><text:span text:style-name="T1">Local de paga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9" draw:style-name="gr1" draw:text-style-name="P4" svg:width="14.29cm" svg:height="1.239cm" svg:x="5.099cm" svg:y="5.091cm"><text:p><text:span text:style-name="T1">Sacado</text:span></text:p><text:p><text:span text:style-name="T1"/></text:p><text:p><text:span text:style-name="T1"/></text:p><text:p><text:span text:style-name="T1"/></text:p><text:p><text:span text:style-name="T1"/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18" draw:name="txtNumeroDocumento" draw:style-name="gr3" draw:text-style-name="P8" svg:width="4.051cm" svg:height="0.251cm" svg:x="0.469cm" svg:y="6.433cm" draw:control="control9"/><draw:control text:anchor-type="paragraph" draw:z-index="17" draw:name="txtNumeroDocumento" draw:style-name="gr3" draw:text-style-name="P8" svg:width="4.051cm" svg:height="0.251cm" svg:x="0.46cm" svg:y="5.838cm" draw:control="control8"/><draw:control text:anchor-type="paragraph" draw:z-index="16" draw:name="txtNumeroDocumento" draw:style-name="gr3" draw:text-style-name="P8" svg:width="4.051cm" svg:height="0.251cm" svg:x="0.455cm" svg:y="5.226cm" draw:control="control7"/><draw:control text:anchor-type="paragraph" draw:z-index="15" draw:name="txtNumeroDocumento" draw:style-name="gr3" draw:text-style-name="P8" svg:width="4.051cm" svg:height="0.251cm" svg:x="0.46cm" svg:y="4.65cm" draw:control="control6"/><draw:control text:anchor-type="paragraph" draw:z-index="14" draw:name="txtNumeroDocumento" draw:style-name="gr3" draw:text-style-name="P8" svg:width="4.051cm" svg:height="0.251cm" svg:x="0.464cm" svg:y="4.046cm" draw:control="control5"/><draw:control text:anchor-type="paragraph" draw:z-index="13" draw:name="txtNumeroDocumento" draw:style-name="gr3" draw:text-style-name="P8" svg:width="4.051cm" svg:height="0.251cm" svg:x="0.464cm" svg:y="1.023cm" draw:control="control4"/><draw:control text:anchor-type="paragraph" draw:z-index="12" draw:name="txtNumeroDocumento" draw:style-name="gr3" draw:text-style-name="P8" svg:width="4.051cm" svg:height="0.251cm" svg:x="0.474cm" svg:y="0.406cm" draw:control="control3"/><draw:control text:anchor-type="paragraph" draw:z-index="11" draw:style-name="gr3" draw:text-style-name="P7" svg:width="4.051cm" svg:height="0.251cm" svg:x="0.45cm" svg:y="2.2cm" draw:control="control2"/><draw:control text:anchor-type="paragraph" draw:z-index="10" draw:style-name="gr3" draw:text-style-name="P7" svg:width="4.051cm" svg:height="0.251cm" svg:x="0.453cm" svg:y="1.598cm" draw:control="control1"/><draw:custom-shape text:anchor-type="paragraph" draw:z-index="8" draw:style-name="gr1" draw:text-style-name="P4" svg:width="4.252cm" svg:height="0.6cm" svg:x="0.37cm" svg:y="6.13cm"><text:p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7" draw:style-name="gr1" draw:text-style-name="P4" svg:width="4.252cm" svg:height="0.6cm" svg:x="0.37cm" svg:y="5.519cm"><text:p><text:span text:style-name="T1">(+) Outros acréscim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6" draw:style-name="gr1" draw:text-style-name="P4" svg:width="4.252cm" svg:height="0.6cm" svg:x="0.37cm" svg:y="4.93cm"><text:p><text:span text:style-name="T1">(+) Mora / Multa / Jur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" draw:style-name="gr1" draw:text-style-name="P4" svg:width="4.252cm" svg:height="0.6cm" svg:x="0.37cm" svg:y="4.33cm"><text:p><text:span text:style-name="T1">(-) Outras Deduções/Abatatiment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" draw:style-name="gr1" draw:text-style-name="P4" svg:width="4.252cm" svg:height="0.6cm" svg:x="0.37cm" svg:y="3.732cm"><text:p><text:span text:style-name="T1">(-) Desconto</text:span></text:p><text:p><text:span text:style-name="T1"/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" draw:style-name="gr1" draw:text-style-name="P4" svg:width="4.252cm" svg:height="0.6cm" svg:x="0.37cm" svg:y="0.109cm"><text:p><text:span text:style-name="T1">Número do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" draw:style-name="gr1" draw:text-style-name="P4" svg:width="4.252cm" svg:height="0.6cm" svg:x="0.37cm" svg:y="1.905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0" draw:style-name="gr1" draw:text-style-name="P4" svg:width="4.252cm" svg:height="0.6cm" svg:x="0.37cm" svg:y="1.298cm"><text:p><text:span text:style-name="T1">Agência / Código do 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Arial3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pt" style:country-asian="BR" style:font-name-complex="Tahoma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9.5cm" style:num-format="1" style:print-orientation="portrait" fo:margin-top="0.231cm" fo:margin-bottom="0.219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meta:initial-creator>Misael Queiroz</meta:initial-creator>
    <meta:creation-date>2008-01-18T19:37:11</meta:creation-date>
    <dc:date>2016-12-04T14:45:42.390000000</dc:date>
    <meta:printed-by>bira regis</meta:printed-by>
    <meta:print-date>2010-08-04T09:34:08</meta:print-date>
    <dc:language>pt-BR</dc:language>
    <meta:editing-cycles>205</meta:editing-cycles>
    <meta:editing-duration>PT23H54M24S</meta:editing-duration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